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2.832cm" fo:margin-left="1.228cm" table:align="left"/>
    </style:style>
    <style:style style:name="Table2.A" style:family="table-column">
      <style:table-column-properties style:column-width="12.832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2.875cm" fo:margin-left="1.228cm" table:align="left"/>
    </style:style>
    <style:style style:name="Table1.A" style:family="table-column">
      <style:table-column-properties style:column-width="6.006cm"/>
    </style:style>
    <style:style style:name="Table1.B" style:family="table-column">
      <style:table-column-properties style:column-width="1.191cm"/>
    </style:style>
    <style:style style:name="Table1.C" style:family="table-column">
      <style:table-column-properties style:column-width="5.678cm"/>
    </style:style>
    <style:style style:name="Table1.A1" style:family="table-cell">
      <style:table-cell-properties fo:padding="0.097cm" fo:border="none"/>
    </style:style>
    <style:style style:name="Table4" style:family="table">
      <style:table-properties style:width="12.822cm" fo:margin-left="1.281cm" table:align="left"/>
    </style:style>
    <style:style style:name="Table4.A" style:family="table-column">
      <style:table-column-properties style:column-width="6.429cm"/>
    </style:style>
    <style:style style:name="Table4.B" style:family="table-column">
      <style:table-column-properties style:column-width="6.392cm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12.779cm" fo:margin-left="1.281cm" table:align="left"/>
    </style:style>
    <style:style style:name="Table6.A" style:family="table-column">
      <style:table-column-properties style:column-width="6.218cm"/>
    </style:style>
    <style:style style:name="Table6.B" style:family="table-column">
      <style:table-column-properties style:column-width="6.562cm"/>
    </style:style>
    <style:style style:name="Table6.A1" style:family="table-cell">
      <style:table-cell-properties fo:padding="0.097cm" fo:border="none"/>
    </style:style>
    <style:style style:name="Table3" style:family="table">
      <style:table-properties style:width="12.779cm" fo:margin-left="1.254cm" table:align="left"/>
    </style:style>
    <style:style style:name="Table3.A" style:family="table-column">
      <style:table-column-properties style:column-width="6.271cm"/>
    </style:style>
    <style:style style:name="Table3.B" style:family="table-column">
      <style:table-column-properties style:column-width="6.509cm"/>
    </style:style>
    <style:style style:name="Table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officeooo:rsid="000507e6" officeooo:paragraph-rsid="001502b5"/>
    </style:style>
    <style:style style:name="P2" style:family="paragraph" style:parent-style-name="Table_20_Contents">
      <style:paragraph-properties fo:text-align="start" style:justify-single-word="false"/>
      <style:text-properties officeooo:rsid="000507e6" officeooo:paragraph-rsid="001502b5"/>
    </style:style>
    <style:style style:name="P3" style:family="paragraph" style:parent-style-name="Table_20_Contents">
      <style:paragraph-properties fo:text-align="center" style:justify-single-word="false"/>
      <style:text-properties officeooo:rsid="00060199" officeooo:paragraph-rsid="001502b5"/>
    </style:style>
    <style:style style:name="P4" style:family="paragraph" style:parent-style-name="Table_20_Contents">
      <style:paragraph-properties fo:text-align="center" style:justify-single-word="false"/>
      <style:text-properties officeooo:rsid="000eca66" officeooo:paragraph-rsid="000faba9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37e32" officeooo:paragraph-rsid="00137e32"/>
    </style:style>
    <style:style style:name="P6" style:family="paragraph" style:parent-style-name="Table_20_Contents">
      <style:paragraph-properties fo:text-align="start" style:justify-single-word="false"/>
      <style:text-properties officeooo:rsid="001502b5" officeooo:paragraph-rsid="001502b5"/>
    </style:style>
    <style:style style:name="P7" style:family="paragraph" style:parent-style-name="Table_20_Contents">
      <style:paragraph-properties fo:text-align="start" style:justify-single-word="false"/>
      <style:text-properties fo:color="#c9211e" loext:opacity="100%" officeooo:rsid="00183ab8" officeooo:paragraph-rsid="00183ab8"/>
    </style:style>
    <style:style style:name="P8" style:family="paragraph" style:parent-style-name="Table_20_Contents">
      <style:paragraph-properties fo:text-align="start" style:justify-single-word="false"/>
      <style:text-properties fo:color="#c9211e" loext:opacity="100%" officeooo:rsid="001c6799" officeooo:paragraph-rsid="001c6799"/>
    </style:style>
    <style:style style:name="P9" style:family="paragraph" style:parent-style-name="Table_20_Contents">
      <style:paragraph-properties fo:text-align="start" style:justify-single-word="false"/>
      <style:text-properties officeooo:rsid="001c6799" officeooo:paragraph-rsid="001c6799"/>
    </style:style>
    <style:style style:name="P10" style:family="paragraph" style:parent-style-name="Table_20_Contents">
      <style:paragraph-properties fo:text-align="start" style:justify-single-word="false"/>
      <style:text-properties officeooo:rsid="001c6799" officeooo:paragraph-rsid="0024a560"/>
    </style:style>
    <style:style style:name="P11" style:family="paragraph" style:parent-style-name="Table_20_Contents">
      <style:paragraph-properties fo:text-align="start" style:justify-single-word="false"/>
      <style:text-properties officeooo:rsid="001d78a9" officeooo:paragraph-rsid="001d78a9"/>
    </style:style>
    <style:style style:name="P12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0b070d" officeooo:paragraph-rsid="000b070d" fo:background-color="#ffffff"/>
    </style:style>
    <style:style style:name="P13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278d7e" officeooo:paragraph-rsid="00278d7e" fo:background-color="#ffffff"/>
    </style:style>
    <style:style style:name="P14" style:family="paragraph" style:parent-style-name="Text_20_body">
      <style:text-properties officeooo:rsid="00090ecc" officeooo:paragraph-rsid="00090ecc"/>
    </style:style>
    <style:style style:name="P15" style:family="paragraph" style:parent-style-name="Text_20_body">
      <style:paragraph-properties fo:text-align="start" style:justify-single-word="false"/>
      <style:text-properties officeooo:rsid="00090ecc" officeooo:paragraph-rsid="00090ecc"/>
    </style:style>
    <style:style style:name="P16" style:family="paragraph" style:parent-style-name="Table_20_Contents">
      <style:paragraph-properties fo:text-align="start" style:justify-single-word="false"/>
      <style:text-properties officeooo:rsid="0024a560" officeooo:paragraph-rsid="0024a560"/>
    </style:style>
    <style:style style:name="P17" style:family="paragraph" style:parent-style-name="Table_20_Contents">
      <style:paragraph-properties fo:text-align="start" style:justify-single-word="false"/>
      <style:text-properties officeooo:rsid="0012e636" officeooo:paragraph-rsid="0012e636"/>
    </style:style>
    <style:style style:name="P18" style:family="paragraph" style:parent-style-name="Table_20_Contents">
      <style:paragraph-properties fo:text-align="center" style:justify-single-word="false"/>
      <style:text-properties officeooo:rsid="00278d7e" officeooo:paragraph-rsid="00278d7e"/>
    </style:style>
    <style:style style:name="P19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278d7e" officeooo:paragraph-rsid="00278d7e"/>
    </style:style>
    <style:style style:name="P20" style:family="paragraph" style:parent-style-name="Table_20_Contents">
      <style:text-properties officeooo:rsid="00278d7e" officeooo:paragraph-rsid="00278d7e"/>
    </style:style>
    <style:style style:name="P21" style:family="paragraph" style:parent-style-name="Table_20_Contents">
      <style:paragraph-properties fo:text-align="start" style:justify-single-word="false"/>
      <style:text-properties officeooo:rsid="00278d7e" officeooo:paragraph-rsid="00278d7e"/>
    </style:style>
    <style:style style:name="P22" style:family="paragraph" style:parent-style-name="Table_20_Contents">
      <style:text-properties officeooo:rsid="001f616b" officeooo:paragraph-rsid="001f616b"/>
    </style:style>
    <style:style style:name="P23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0b070d" officeooo:paragraph-rsid="000b070d" fo:background-color="#ffffff"/>
    </style:style>
    <style:style style:name="P24" style:family="paragraph" style:parent-style-name="Table_20_Contents">
      <style:text-properties officeooo:rsid="002a2a29" officeooo:paragraph-rsid="002a2a29"/>
    </style:style>
    <style:style style:name="P25" style:family="paragraph" style:parent-style-name="Table_20_Contents">
      <style:paragraph-properties fo:text-align="start" style:justify-single-word="false"/>
      <style:text-properties officeooo:rsid="0020cdfc" officeooo:paragraph-rsid="002a2a29"/>
    </style:style>
    <style:style style:name="P26" style:family="paragraph" style:parent-style-name="Table_20_Contents">
      <style:text-properties officeooo:rsid="00278d7e" officeooo:paragraph-rsid="002a2a29"/>
    </style:style>
    <style:style style:name="T1" style:family="text">
      <style:text-properties officeooo:rsid="001502b5"/>
    </style:style>
    <style:style style:name="T2" style:family="text">
      <style:text-properties officeooo:rsid="001cad7b"/>
    </style:style>
    <style:style style:name="T3" style:family="text">
      <style:text-properties officeooo:rsid="0020cdfc"/>
    </style:style>
    <style:style style:name="T4" style:family="text">
      <style:text-properties officeooo:rsid="000507e6"/>
    </style:style>
    <style:style style:name="T5" style:family="text">
      <style:text-properties officeooo:rsid="00278d7e"/>
    </style:style>
    <style:style style:name="T6" style:family="text">
      <style:text-properties style:text-position="super 58%"/>
    </style:style>
    <style:style style:name="T7" style:family="text">
      <style:text-properties officeooo:rsid="00298c53"/>
    </style:style>
    <style:style style:name="T8" style:family="text">
      <style:text-properties officeooo:rsid="002a2a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2">DERBYSHIRE SENIOR CUP </text:p>
            <text:p text:style-name="P12"/>
            <text:p text:style-name="P13">SEMI-FINAL</text:p>
            <text:p text:style-name="P19">Saturday March 29<text:span text:style-name="T6">th</text:span> <text:s/>1969</text:p>
            <text:p text:style-name="P19"/>
            <text:p text:style-name="P19">Silverlands Buxton</text:p>
            <text:p text:style-name="P5">Kick Off <text:s/><text:span text:style-name="T5">3.00</text:span>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BUXTON</text:p>
          </table:table-cell>
          <table:table-cell table:style-name="Table1.A1" office:value-type="string">
            <text:p text:style-name="P18">3-1</text:p>
          </table:table-cell>
          <table:table-cell table:style-name="Table1.A1" office:value-type="string">
            <text:p text:style-name="P18">ALFRETON TOWN</text:p>
          </table:table-cell>
        </table:table-row>
      </table:table>
      <text:p text:style-name="P1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>Shirts <text:s/>:</text:p>
            <text:p text:style-name="P24">Shorts :</text:p>
            <text:p text:style-name="P22"/>
            <text:p text:style-name="P20"><text:span text:style-name="T8">William</text:span> Molyneux <text:s text:c="2"/>GK</text:p>
            <text:p text:style-name="P20">Barry McConnell</text:p>
            <text:p text:style-name="P20">Richard Lee</text:p>
            <text:p text:style-name="P20">Barry Wilberforce</text:p>
            <text:p text:style-name="P20">Les Moore</text:p>
            <text:p text:style-name="P20">Jimmy Thompson</text:p>
            <text:p text:style-name="P20">Neil Callery</text:p>
            <text:p text:style-name="P20"><text:span text:style-name="T8">Robert</text:span><text:span text:style-name="T7"> </text:span>Cun<text:span text:style-name="T7">liffe</text:span></text:p>
            <text:p text:style-name="P20">Ian McQueen</text:p>
            <text:p text:style-name="P20">Kerry</text:p>
            <text:p text:style-name="P20">Terry Smith</text:p>
            <text:p text:style-name="P20"/>
            <text:p text:style-name="P20">SUBSTITUTE</text:p>
            <text:p text:style-name="P20">Terry Austen</text:p>
          </table:table-cell>
          <table:table-cell table:style-name="Table4.A1" office:value-type="string">
            <text:p text:style-name="P24">Shirts <text:s/>: Red</text:p>
            <text:p text:style-name="P24">Shorts :</text:p>
            <text:p text:style-name="P22"/>
            <text:p text:style-name="P20">Hawley <text:s text:c="2"/>GK</text:p>
            <text:p text:style-name="P20">Peter Johnson</text:p>
            <text:p text:style-name="P20"><text:span text:style-name="T8">Richard</text:span> Bate</text:p>
            <text:p text:style-name="P20">Bagnall</text:p>
            <text:p text:style-name="P20">Neale</text:p>
            <text:p text:style-name="P20">Needham</text:p>
            <text:p text:style-name="P20">Woodward</text:p>
            <text:p text:style-name="P20">Bainbridge</text:p>
            <text:p text:style-name="P20">Drury</text:p>
            <text:p text:style-name="P20"><text:span text:style-name="T8">John </text:span>Harrison</text:p>
            <text:p text:style-name="P20">Ford</text:p>
            <text:p text:style-name="P20"/>
            <text:p text:style-name="P20">SUBSTITUTE</text:p>
            <text:p text:style-name="P20">Whalley</text:p>
          </table:table-cell>
        </table:table-row>
      </table:table>
      <text:p text:style-name="P1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7">M<text:span text:style-name="T1">anager</text:span></text:p>
            <text:p text:style-name="P20">Jimmy Thompson</text:p>
            <text:p text:style-name="P8"/>
            <text:p text:style-name="P6">Referee</text:p>
            <text:p text:style-name="P10">M<text:span text:style-name="T2">r </text:span><text:span text:style-name="T4"><text:s/></text:span><text:span text:style-name="T5">Don Rogers (Ambergate)</text:span></text:p>
            <text:p text:style-name="P9"/>
            <text:p text:style-name="P11">Half Time <text:s text:c="3"/><text:span text:style-name="T8">0-0</text:span></text:p>
            <text:p text:style-name="P11"/>
            <text:p text:style-name="P6">Attendance <text:s/><text:span text:style-name="T5">633</text:span></text:p>
          </table:table-cell>
          <table:table-cell table:style-name="Table6.A1" office:value-type="string">
            <text:p text:style-name="P17">M<text:span text:style-name="T1">anager</text:span></text:p>
            <text:p text:style-name="P21">Jack Detchon</text:p>
            <text:p text:style-name="P16"/>
            <text:p text:style-name="P25">Linesmen</text:p>
            <text:p text:style-name="P7"/>
            <text:p text:style-name="P1"/>
            <text:p text:style-name="P1"/>
            <text:p text:style-name="P2"/>
            <text:p text:style-name="P3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6">Ian McQueen</text:p>
            <text:p text:style-name="P26">Ian McQueen</text:p>
            <text:p text:style-name="P26">Ian McQueen</text:p>
            <text:p text:style-name="P26"><text:span text:style-name="T8">John </text:span>Harrison</text:p>
          </table:table-cell>
          <table:table-cell table:style-name="Table3.A1" office:value-type="string">
            <text:p text:style-name="P24">46 min <text:s text:c="20"/>1-0</text:p>
            <text:p text:style-name="P24">48 min <text:s text:c="20"/>2-0</text:p>
            <text:p text:style-name="P24">65 min <text:s text:c="20"/>3-0</text:p>
            <text:p text:style-name="P24">80 min <text:s text:c="20"/>3-1</text:p>
          </table:table-cell>
        </table:table-row>
      </table:table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3T13:09:09.905000000</meta:creation-date>
    <dc:date>2024-03-09T09:11:09.493000000</dc:date>
    <meta:editing-duration>PT13H11M7S</meta:editing-duration>
    <meta:editing-cycles>37</meta:editing-cycles>
    <meta:generator>Coolle_Office_for_Docs_and_Sheet/7.4.2.3$Windows_X86_64 LibreOffice_project/</meta:generator>
    <meta:document-statistic meta:table-count="5" meta:image-count="0" meta:object-count="0" meta:page-count="1" meta:paragraph-count="55" meta:word-count="105" meta:character-count="702" meta:non-whitespace-character-count="558"/>
  </office:meta>
</office:document-meta>
</file>